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85pt"/>
    </style:style>
    <style:style style:name="co2" style:family="table-column">
      <style:table-column-properties fo:break-before="auto" style:column-width="33.85pt"/>
    </style:style>
    <style:style style:name="co3" style:family="table-column">
      <style:table-column-properties fo:break-before="auto" style:column-width="36.96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31.49pt"/>
    </style:style>
    <style:style style:name="co7" style:family="table-column">
      <style:table-column-properties fo:break-before="auto" style:column-width="119.25pt"/>
    </style:style>
    <style:style style:name="co8" style:family="table-column">
      <style:table-column-properties fo:break-before="auto" style:column-width="77.7pt"/>
    </style:style>
    <style:style style:name="co9" style:family="table-column">
      <style:table-column-properties fo:break-before="auto" style:column-width="35.4pt"/>
    </style:style>
    <style:style style:name="co10" style:family="table-column">
      <style:table-column-properties fo:break-before="auto" style:column-width="295.6pt"/>
    </style:style>
    <style:style style:name="co11" style:family="table-column">
      <style:table-column-properties fo:break-before="auto" style:column-width="260.31pt"/>
    </style:style>
    <style:style style:name="co12" style:family="table-column">
      <style:table-column-properties fo:break-before="auto" style:column-width="250.89pt"/>
    </style:style>
    <style:style style:name="co13" style:family="table-column">
      <style:table-column-properties fo:break-before="auto" style:column-width="404.5pt"/>
    </style:style>
    <style:style style:name="co14" style:family="table-column">
      <style:table-column-properties fo:break-before="auto" style:column-width="100.4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52.64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44.79pt"/>
    </style:style>
    <style:style style:name="co20" style:family="table-column">
      <style:table-column-properties fo:break-before="auto" style:column-width="98.9pt"/>
    </style:style>
    <style:style style:name="co21" style:family="table-column">
      <style:table-column-properties fo:break-before="auto" style:column-width="58.14pt"/>
    </style:style>
    <style:style style:name="co22" style:family="table-column">
      <style:table-column-properties fo:break-before="auto" style:column-width="192.16pt"/>
    </style:style>
    <style:style style:name="co23" style:family="table-column">
      <style:table-column-properties fo:break-before="auto" style:column-width="106.7pt"/>
    </style:style>
    <style:style style:name="co24" style:family="table-column">
      <style:table-column-properties fo:break-before="auto" style:column-width="28.35pt"/>
    </style:style>
    <style:style style:name="co25" style:family="table-column">
      <style:table-column-properties fo:break-before="auto" style:column-width="47.14pt"/>
    </style:style>
    <style:style style:name="co26" style:family="table-column">
      <style:table-column-properties fo:break-before="auto" style:column-width="233.66pt"/>
    </style:style>
    <style:style style:name="co27" style:family="table-column">
      <style:table-column-properties fo:break-before="auto" style:column-width="39.29pt"/>
    </style:style>
    <style:style style:name="co28" style:family="table-column">
      <style:table-column-properties fo:break-before="auto" style:column-width="43.99pt"/>
    </style:style>
    <style:style style:name="co29" style:family="table-column">
      <style:table-column-properties fo:break-before="auto" style:column-width="66.76pt"/>
    </style:style>
    <style:style style:name="co30" style:family="table-column">
      <style:table-column-properties fo:break-before="auto" style:column-width="240.55pt"/>
    </style:style>
    <style:style style:name="co31" style:family="table-column">
      <style:table-column-properties fo:break-before="auto" style:column-width="224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stit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adminLevel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rovin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r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we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Riberalta</text:p>
          </table:table-cell>
          <table:table-cell office:value-type="string" calcext:value-type="string">
            <text:p>Vaca Diez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 de la Amazonia</text:p>
          </table:table-cell>
          <table:table-cell office:value-type="string" calcext:value-type="string">
            <text:p>ITSA</text:p>
          </table:table-cell>
          <table:table-cell office:value-type="string" calcext:value-type="string">
            <text:p>909/89 DEL 29/03/1989</text:p>
          </table:table-cell>
          <table:table-cell office:value-type="string" calcext:value-type="string">
            <text:p>AV. FRAY BERNARDINO OCHOA esq. Dr. ANTONIO VACA DIEZ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Jose Castillo Fe y Alegria</text:p>
          </table:table-cell>
          <table:table-cell office:value-type="string" calcext:value-type="string">
            <text:p>261/05 DEL 16/08/2005</text:p>
          </table:table-cell>
          <table:table-cell office:value-type="string" calcext:value-type="string">
            <text:p>AV. GANADERA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Guayaramerin</text:p>
          </table:table-cell>
          <table:table-cell office:value-type="string" calcext:value-type="string">
            <text:p>Vaca Diez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INCOS Guayaramerin</text:p>
          </table:table-cell>
          <table:table-cell office:value-type="string" calcext:value-type="string">
            <text:p>429/1991 DEL 18/04/1991</text:p>
          </table:table-cell>
          <table:table-cell office:value-type="string" calcext:value-type="string">
            <text:p>CALLE VILLA BELLA ESQ. 22 DE JULIO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INCOS Beni</text:p>
          </table:table-cell>
          <table:table-cell office:value-type="string" calcext:value-type="string">
            <text:p>R.M. 369/84 DEL 09/05/1984</text:p>
          </table:table-cell>
          <table:table-cell office:value-type="string" calcext:value-type="string">
            <text:p>CALLE NICOLÁS SUÁREZ ESQ. ANTONIO VACA DIEZ</text:p>
          </table:table-cell>
          <table:table-cell office:value-type="float" office:value="4620027" calcext:value-type="float">
            <text:p>46200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Santa Ana de Yacuma</text:p>
          </table:table-cell>
          <table:table-cell office:value-type="string" calcext:value-type="string">
            <text:p>Yacum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INCOS Santa Ana</text:p>
          </table:table-cell>
          <table:table-cell/>
          <table:table-cell office:value-type="string" calcext:value-type="string">
            <text:p>C./ SANTA CRUZ ESQ. OVIDIO CUÉLLA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San Ignacio de Moxos</text:p>
          </table:table-cell>
          <table:table-cell office:value-type="string" calcext:value-type="string">
            <text:p>Moxos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Kateri Tekawitha</text:p>
          </table:table-cell>
          <table:table-cell/>
          <table:table-cell office:value-type="string" calcext:value-type="string">
            <text:p>TIPNIS, SOBRE RÍO ISIBORO ENTRE RÍOS SÉCURE E ICHO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ucre</text:p>
          </table:table-cell>
          <table:table-cell office:value-type="string" calcext:value-type="string">
            <text:p>Oropeza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Aurora Rossells de Fe y Alegria</text:p>
          </table:table-cell>
          <table:table-cell office:value-type="string" calcext:value-type="string">
            <text:p>R.M. 9600 DEL 30/09/1944</text:p>
          </table:table-cell>
          <table:table-cell office:value-type="string" calcext:value-type="string">
            <text:p>CALLE AZURDUY N° 57</text:p>
          </table:table-cell>
          <table:table-cell office:value-type="string" calcext:value-type="string">
            <text:p>4-64615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an Pablo de Huacareta</text:p>
          </table:table-cell>
          <table:table-cell office:value-type="string" calcext:value-type="string">
            <text:p>Hernando Sil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 Agropecuario Industrial Huacareta</text:p>
          </table:table-cell>
          <table:table-cell office:value-type="string" calcext:value-type="string">
            <text:p>ITSA-H</text:p>
          </table:table-cell>
          <table:table-cell office:value-type="string" calcext:value-type="string">
            <text:p>R.M. 802/2015 DEL 26/10/2015</text:p>
          </table:table-cell>
          <table:table-cell office:value-type="string" calcext:value-type="string">
            <text:p>CALLE BOLÍVAR S/N (SALIDA A MONTEAGUDO)</text:p>
          </table:table-cell>
          <table:table-cell office:value-type="float" office:value="73467247" calcext:value-type="float">
            <text:p>734672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ucr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ico Superior de Educacion Comercial</text:p>
          </table:table-cell>
          <table:table-cell office:value-type="string" calcext:value-type="string">
            <text:p>ITSEC Sucre</text:p>
          </table:table-cell>
          <table:table-cell office:value-type="string" calcext:value-type="string">
            <text:p>R.M.826/1986 DEL 09/07/1985</text:p>
          </table:table-cell>
          <table:table-cell office:value-type="string" calcext:value-type="string">
            <text:p>CALLE M. MELEÁN ESQ J. L. MARTÍNEZ No 151</text:p>
          </table:table-cell>
          <table:table-cell office:value-type="float" office:value="6444156" calcext:value-type="float">
            <text:p>64441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Tarabuco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</text:p>
          </table:table-cell>
          <table:table-cell office:value-type="string" calcext:value-type="string">
            <text:p>Carrillo Calizaya</text:p>
          </table:table-cell>
          <table:table-cell office:value-type="string" calcext:value-type="string">
            <text:p>R.M. 672/2009</text:p>
          </table:table-cell>
          <table:table-cell office:value-type="string" calcext:value-type="string">
            <text:p>CALLE ESTUDIANTES No 30</text:p>
          </table:table-cell>
          <table:table-cell office:value-type="float" office:value="73430864" calcext:value-type="float">
            <text:p>7343086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amargo</text:p>
          </table:table-cell>
          <table:table-cell office:value-type="string" calcext:value-type="string">
            <text:p>Nor Cinti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</text:p>
          </table:table-cell>
          <table:table-cell office:value-type="string" calcext:value-type="string">
            <text:p>Los Cintis</text:p>
          </table:table-cell>
          <table:table-cell office:value-type="string" calcext:value-type="string">
            <text:p>R.M. 674/2009 DEL 02/10/2009</text:p>
          </table:table-cell>
          <table:table-cell office:value-type="string" calcext:value-type="string">
            <text:p>CALLE COBIJA S/N (Frente al Hospital “San Juan de Dios”)</text:p>
          </table:table-cell>
          <table:table-cell office:value-type="float" office:value="72976957" calcext:value-type="float">
            <text:p>7297695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Montegudo</text:p>
          </table:table-cell>
          <table:table-cell office:value-type="string" calcext:value-type="string">
            <text:p>Hernando Siles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</text:p>
          </table:table-cell>
          <table:table-cell office:value-type="string" calcext:value-type="string">
            <text:p>Monteagudo</text:p>
          </table:table-cell>
          <table:table-cell office:value-type="string" calcext:value-type="string">
            <text:p>R.M. 673/2009 DEL 02/10/2009</text:p>
          </table:table-cell>
          <table:table-cell office:value-type="string" calcext:value-type="string">
            <text:p>CALLE SUCRE N° 707 (EX DIRECCIÓN DISTRITAL)</text:p>
          </table:table-cell>
          <table:table-cell office:value-type="float" office:value="76118239" calcext:value-type="float">
            <text:p>761182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h</text:p>
          </table:table-cell>
          <table:table-cell table:number-columns-repeated="2" office:value-type="string" calcext:value-type="string">
            <text:p>Tomina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</text:p>
          </table:table-cell>
          <table:table-cell office:value-type="string" calcext:value-type="string">
            <text:p>Jose Marti</text:p>
          </table:table-cell>
          <table:table-cell office:value-type="string" calcext:value-type="string">
            <text:p>R.M. 671/2009</text:p>
          </table:table-cell>
          <table:table-cell office:value-type="string" calcext:value-type="string">
            <text:p>CALLE MONTEAGUDO ESQUINA SERRANO</text:p>
          </table:table-cell>
          <table:table-cell office:value-type="float" office:value="71828999" calcext:value-type="float">
            <text:p>7182899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lcapirhua</text:p>
          </table:table-cell>
          <table:table-cell office:value-type="string" calcext:value-type="string">
            <text:p>Quillacoll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Maria Cristina</text:p>
          </table:table-cell>
          <table:table-cell office:value-type="string" calcext:value-type="string">
            <text:p>R.M. 404/2000</text:p>
          </table:table-cell>
          <table:table-cell office:value-type="string" calcext:value-type="string">
            <text:p>ZONA SANTA ROSA</text:p>
          </table:table-cell>
          <table:table-cell office:value-type="float" office:value="4269510" calcext:value-type="float">
            <text:p>426951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cnologico Industrial Comercial</text:p>
          </table:table-cell>
          <table:table-cell office:value-type="string" calcext:value-type="string">
            <text:p>Puerto Mejillones</text:p>
          </table:table-cell>
          <table:table-cell office:value-type="string" calcext:value-type="string">
            <text:p>R.M. 260/1981</text:p>
          </table:table-cell>
          <table:table-cell office:value-type="string" calcext:value-type="string">
            <text:p>CALLE ZENOBIO GALLARDO No 3454 ENTRE JOSÉ MÉRICA Y PASAJE 6 DE JUNIO</text:p>
          </table:table-cell>
          <table:table-cell office:value-type="float" office:value="4490296" calcext:value-type="float">
            <text:p>449029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acaba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Sacaba – ITSA</text:p>
          </table:table-cell>
          <table:table-cell office:value-type="string" calcext:value-type="string">
            <text:p>R.M. 088/88</text:p>
          </table:table-cell>
          <table:table-cell office:value-type="string" calcext:value-type="string">
            <text:p>AV. CIRCUNVALACIÓN SUR No 1244 E ISMAEL CÉSPEDES – SACABA</text:p>
          </table:table-cell>
          <table:table-cell office:value-type="float" office:value="4704264" calcext:value-type="float">
            <text:p>470426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himore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Tecnologico Agropecuario</text:p>
          </table:table-cell>
          <table:table-cell office:value-type="string" calcext:value-type="string">
            <text:p>Canada – Chimore</text:p>
          </table:table-cell>
          <table:table-cell office:value-type="string" calcext:value-type="string">
            <text:p>R.M. 088/88</text:p>
          </table:table-cell>
          <table:table-cell office:value-type="string" calcext:value-type="string">
            <text:p>SENDA TRES</text:p>
          </table:table-cell>
          <table:table-cell office:value-type="float" office:value="4704264" calcext:value-type="float">
            <text:p>47042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Quillacollo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Amor Misericordioso</text:p>
          </table:table-cell>
          <table:table-cell office:value-type="string" calcext:value-type="string">
            <text:p>R.A. 184/2004</text:p>
          </table:table-cell>
          <table:table-cell office:value-type="string" calcext:value-type="string">
            <text:p>LOCALIDAD MARQUINA</text:p>
          </table:table-cell>
          <table:table-cell office:value-type="float" office:value="4365855" calcext:value-type="float">
            <text:p>436585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lcapirhua</text:p>
          </table:table-cell>
          <table:table-cell office:value-type="string" calcext:value-type="string">
            <text:p>Quillacoll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 Boliviano Canadiense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R.M.260/1981, R.E. 002/87</text:p>
          </table:table-cell>
          <table:table-cell office:value-type="string" calcext:value-type="string">
            <text:p>AV. ELÍAS MENESES CAMINO A LA LOCALIDAD EL PASO</text:p>
          </table:table-cell>
          <table:table-cell office:value-type="float" office:value="4319934" calcext:value-type="float">
            <text:p>431993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arata</text:p>
          </table:table-cell>
          <table:table-cell office:value-type="string" calcext:value-type="string">
            <text:p>Esteban Arc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Agropecuario</text:p>
          </table:table-cell>
          <table:table-cell office:value-type="string" calcext:value-type="string">
            <text:p>Tarata</text:p>
          </table:table-cell>
          <table:table-cell office:value-type="string" calcext:value-type="string">
            <text:p>RES. EJECUTIVA 005/95</text:p>
          </table:table-cell>
          <table:table-cell/>
          <table:table-cell office:value-type="float" office:value="4578949" calcext:value-type="float">
            <text:p>457894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illa Tunari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Eterazama</text:p>
          </table:table-cell>
          <table:table-cell office:value-type="string" calcext:value-type="string">
            <text:p>R.M. 493/08</text:p>
          </table:table-cell>
          <table:table-cell office:value-type="string" calcext:value-type="string">
            <text:p>ETERAZAMA</text:p>
          </table:table-cell>
          <table:table-cell office:value-type="float" office:value="4136092" calcext:value-type="float">
            <text:p>413609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acaba</text:p>
          </table:table-cell>
          <table:table-cell office:value-type="string" calcext:value-type="string">
            <text:p>Chapar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Berto Nicoli</text:p>
          </table:table-cell>
          <table:table-cell office:value-type="string" calcext:value-type="string">
            <text:p>R.M. 271/2011</text:p>
          </table:table-cell>
          <table:table-cell office:value-type="string" calcext:value-type="string">
            <text:p>ZONA CHIMBOCO</text:p>
          </table:table-cell>
          <table:table-cell office:value-type="float" office:value="4704264" calcext:value-type="float">
            <text:p>470426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iquipaya</text:p>
          </table:table-cell>
          <table:table-cell office:value-type="string" calcext:value-type="string">
            <text:p>Quillacollo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Padre Antonio Berta</text:p>
          </table:table-cell>
          <table:table-cell office:value-type="string" calcext:value-type="string">
            <text:p>R.M. 091/2012</text:p>
          </table:table-cell>
          <table:table-cell office:value-type="string" calcext:value-type="string">
            <text:p>ZONA CRUCE TAQUINA – CIUDAD DE LOS NINOS</text:p>
          </table:table-cell>
          <table:table-cell office:value-type="float" office:value="4287844" calcext:value-type="float">
            <text:p>42878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Nuestra Senora del Pilar</text:p>
          </table:table-cell>
          <table:table-cell office:value-type="string" calcext:value-type="string">
            <text:p>R.M. 055/2001</text:p>
          </table:table-cell>
          <table:table-cell office:value-type="string" calcext:value-type="string">
            <text:p>TICTI NORTE – PLAZA SR. DE MAYO CALLE TARHUI</text:p>
          </table:table-cell>
          <table:table-cell office:value-type="float" office:value="4476396" calcext:value-type="float">
            <text:p>447639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 Nacional de Comercio</text:p>
          </table:table-cell>
          <table:table-cell office:value-type="string" calcext:value-type="string">
            <text:p>Federico Alvarez Plata – Diurno</text:p>
          </table:table-cell>
          <table:table-cell office:value-type="string" calcext:value-type="string">
            <text:p>R.M. 619/1954, R.M.1055/1964</text:p>
          </table:table-cell>
          <table:table-cell office:value-type="string" calcext:value-type="string">
            <text:p>Av. Ayacucho Esq. Jordán y Jordán S-0415</text:p>
          </table:table-cell>
          <table:table-cell office:value-type="float" office:value="4258041" calcext:value-type="float">
            <text:p>4258041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 office:value-type="string" calcext:value-type="string">
            <text:p>Cercado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Instituto Tecnico Nacional de Comercio</text:p>
          </table:table-cell>
          <table:table-cell office:value-type="string" calcext:value-type="string">
            <text:p>Federico Alvarez Plata – Nocturno</text:p>
          </table:table-cell>
          <table:table-cell office:value-type="string" calcext:value-type="string">
            <text:p>R.M. 619/1954, R.M.1055/1964</text:p>
          </table:table-cell>
          <table:table-cell office:value-type="string" calcext:value-type="string">
            <text:p>Av. Ayacucho Esq. Jordán y Jordán S-0415</text:p>
          </table:table-cell>
          <table:table-cell office:value-type="float" office:value="4257971" calcext:value-type="float">
            <text:p>425797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Quillacollo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ico Nacional <text:s/>de Comercio</text:p>
          </table:table-cell>
          <table:table-cell office:value-type="string" calcext:value-type="string">
            <text:p>Nro. 3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iquil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 Superior Agroindustrial</text:p>
          </table:table-cell>
          <table:table-cell office:value-type="string" calcext:value-type="string">
            <text:p>Aiquile TECSA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Escuela de Administracion de Empresas</text:p>
          </table:table-cell>
          <table:table-cell office:value-type="string" calcext:value-type="string">
            <text:p>ESA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Quillacollo</text:p>
          </table:table-cell>
          <table:table-cell/>
          <table:table-cell office:value-type="string" calcext:value-type="string">
            <text:p>mixed</text:p>
          </table:table-cell>
          <table:table-cell office:value-type="string" calcext:value-type="string">
            <text:p>Instituto Tecnico</text:p>
          </table:table-cell>
          <table:table-cell office:value-type="string" calcext:value-type="string">
            <text:p>Maria Inmaculada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Mizqu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Avelino Sinani de Mizque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illa Tunar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Presidente Evo Morales Ayma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illa Tunar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Instituto Tecnologico</text:p>
          </table:table-cell>
          <table:table-cell office:value-type="string" calcext:value-type="string">
            <text:p>Comandante Hugo Chavez Fria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igher</text:p>
          </table:table-cell>
          <table:table-cell table:number-columns-repeated="2"/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versidad Autonoma</text:p>
          </table:table-cell>
          <table:table-cell office:value-type="string" calcext:value-type="string">
            <text:p>Universidad Mayor de San Simon</text:p>
          </table:table-cell>
          <table:table-cell office:value-type="string" calcext:value-type="string">
            <text:p>FECHA DE CREACIÓN: 5 DE NOVIEMBRE DE 1832</text:p>
          </table:table-cell>
          <table:table-cell office:value-type="string" calcext:value-type="string">
            <text:p>CALLE OQUENDO Y JORDÁN</text:p>
          </table:table-cell>
          <table:table-cell office:value-type="string" calcext:value-type="string">
            <text:p>44524768 / 4220717</text:p>
          </table:table-cell>
          <table:table-cell office:value-type="string" calcext:value-type="string">
            <text:p>www.umss.edu.bo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Jurídicas Y Políticas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Medicina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Agrícolas Y Pecuarias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Quillacollo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Veterinarias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Odontología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Farmacéuticas Y Bioquímicas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Económicas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l Desarrollo Rural Y Territorial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Arquitectura Y Ciencias Del Habitat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Humanidades Y Ciencias De La Educación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Y Tecnología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Punat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Politécnica Del Valle Alto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ochabamba</text:p>
          </table:table-cell>
          <table:table-cell/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Facultad De Ciencias Sociales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Ivirgarzam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Trópico (VALLE Sacta)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iquil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Cono Sur(Aiquile)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iraque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Cono Sur(Tiraque)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Arani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Cono Sur (ARANI)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apinot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Valles (CAPINOTA)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igher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Tiquipaya</text:p>
          </table:table-cell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Unidad Academica Desconcentrada</text:p>
          </table:table-cell>
          <table:table-cell office:value-type="string" calcext:value-type="string">
            <text:p>Andina (TIQUIPAYA)</text:p>
          </table:table-cell>
          <table:table-cell table:number-columns-repeated="4"/>
        </table:table-row>
      </table:table>
      <table:table table:name="opportunities" table:style-name="ta1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institut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degrees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909/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la Madera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rtesania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Bellas Artes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Tecnico en Administracion de Empresas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+[institutions.A$2]" office:value-type="float" office:value="1" calcext:value-type="float">
            <text:p>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99/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,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lectromecanica</text:p>
          </table:table-cell>
          <table:table-cell office:value-type="string" calcext:value-type="string">
            <text:p>261/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,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lectronica y Automatizacion Industrial</text:p>
          </table:table-cell>
          <table:table-cell office:value-type="string" calcext:value-type="string">
            <text:p>261/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,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261/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522/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+[institutions.A$3]" office:value-type="float" office:value="2" calcext:value-type="float">
            <text:p>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522/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dministracion de Empresas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+[institutions.A$4]" office:value-type="float" office:value="3" calcext:value-type="float">
            <text:p>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259/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369/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074/0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074/0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074/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Tecnico Bancario</text:p>
          </table:table-cell>
          <table:table-cell office:value-type="string" calcext:value-type="string">
            <text:p>074/0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+[institutions.A$5]" office:value-type="float" office:value="4" calcext:value-type="float">
            <text:p>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estion Municipal</text:p>
          </table:table-cell>
          <table:table-cell office:value-type="string" calcext:value-type="string">
            <text:p>028/1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+[institutions.A$6]" office:value-type="float" office:value="5" calcext:value-type="float">
            <text:p>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1005/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+[institutions.A$6]" office:value-type="float" office:value="5" calcext:value-type="float">
            <text:p>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1005/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+[institutions.A$6]" office:value-type="float" office:value="5" calcext:value-type="float">
            <text:p>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1005/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+[institutions.A$7]" office:value-type="float" office:value="6" calcext:value-type="float">
            <text:p>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,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730/1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Parvulario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319/201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Dactilografia Computarizada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Operacion de Sistemas</text:p>
          </table:table-cell>
          <table:table-cell office:value-type="string" calcext:value-type="string">
            <text:p>70/20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+[institutions.A$8]" office:value-type="float" office:value="7" calcext:value-type="float">
            <text:p>7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Gastronomia Turistica</text:p>
          </table:table-cell>
          <table:table-cell office:value-type="string" calcext:value-type="string">
            <text:p>319/20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802/20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Produccion de Miel de Abeja y Derivados</text:p>
          </table:table-cell>
          <table:table-cell office:value-type="string" calcext:value-type="string">
            <text:p>211/20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Fabricacion de Muebles en Madera</text:p>
          </table:table-cell>
          <table:table-cell office:value-type="string" calcext:value-type="string">
            <text:p>211/20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Produccion de Citiricos</text:p>
          </table:table-cell>
          <table:table-cell office:value-type="string" calcext:value-type="string">
            <text:p>211/201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+[institutions.A$9]" office:value-type="float" office:value="8" calcext:value-type="float">
            <text:p>8</text:p>
          </table:table-cell>
          <table:table-cell/>
          <table:table-cell office:value-type="string" calcext:value-type="string">
            <text:p>presential</text:p>
          </table:table-cell>
          <table:table-cell/>
          <table:table-cell office:value-type="string" calcext:value-type="string">
            <text:p>training</text:p>
          </table:table-cell>
          <table:table-cell office:value-type="string" calcext:value-type="string">
            <text:p>modular</text:p>
          </table:table-cell>
          <table:table-cell office:value-type="string" calcext:value-type="string">
            <text:p>Confeccion de Ropa Casual</text:p>
          </table:table-cell>
          <table:table-cell office:value-type="string" calcext:value-type="string">
            <text:p>211/20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826/19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826/19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066/20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066/20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institutions.A$10]" office:value-type="float" office:value="9" calcext:value-type="float">
            <text:p>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301/20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institutions.A$11]" office:value-type="float" office:value="10" calcext:value-type="float">
            <text:p>1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672/20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institutions.A$11]" office:value-type="float" office:value="10" calcext:value-type="float">
            <text:p>1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672/20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institutions.A$12]" office:value-type="float" office:value="11" calcext:value-type="float">
            <text:p>1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674/20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+[institutions.A$12]" office:value-type="float" office:value="11" calcext:value-type="float">
            <text:p>1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Veterinaria y Zootecnia</text:p>
          </table:table-cell>
          <table:table-cell office:value-type="string" calcext:value-type="string">
            <text:p>674/20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institutions.A$13]" office:value-type="float" office:value="12" calcext:value-type="float">
            <text:p>1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673/200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institutions.A$13]" office:value-type="float" office:value="12" calcext:value-type="float">
            <text:p>1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673/200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institutions.A$14]" office:value-type="float" office:value="13" calcext:value-type="float">
            <text:p>1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671/200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institutions.A$14]" office:value-type="float" office:value="13" calcext:value-type="float">
            <text:p>1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671/20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+[institutions.A$15]" office:value-type="float" office:value="14" calcext:value-type="float">
            <text:p>1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feccion Textil Industrial</text:p>
          </table:table-cell>
          <table:table-cell office:value-type="string" calcext:value-type="string">
            <text:p>077/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+[institutions.A$15]" office:value-type="float" office:value="14" calcext:value-type="float">
            <text:p>1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rtesania</text:p>
          </table:table-cell>
          <table:table-cell office:value-type="string" calcext:value-type="string">
            <text:p>077/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+[institutions.A$15]" office:value-type="float" office:value="14" calcext:value-type="float">
            <text:p>1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077/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+[institutions.A$15]" office:value-type="float" office:value="14" calcext:value-type="float">
            <text:p>1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stetica</text:p>
          </table:table-cell>
          <table:table-cell office:value-type="string" calcext:value-type="string">
            <text:p>077/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+[institutions.A$16]" office:value-type="float" office:value="15" calcext:value-type="float">
            <text:p>1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284/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+[institutions.A$16]" office:value-type="float" office:value="15" calcext:value-type="float">
            <text:p>1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318/20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+[institutions.A$16]" office:value-type="float" office:value="15" calcext:value-type="float">
            <text:p>1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Electronica</text:p>
          </table:table-cell>
          <table:table-cell office:value-type="string" calcext:value-type="string">
            <text:p>203/20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+[institutions.A$16]" office:value-type="float" office:value="15" calcext:value-type="float">
            <text:p>1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06/9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088/8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opografia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dministracion de Empresas</text:p>
          </table:table-cell>
          <table:table-cell office:value-type="string" calcext:value-type="string">
            <text:p>088/8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953/200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047/20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+[institutions.A$17]" office:value-type="float" office:value="16" calcext:value-type="float">
            <text:p>1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Informatica Industrial</text:p>
          </table:table-cell>
          <table:table-cell office:value-type="string" calcext:value-type="string">
            <text:p>343/20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Turismo y Hoteleria</text:p>
          </table:table-cell>
          <table:table-cell office:value-type="string" calcext:value-type="string">
            <text:p>226/200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[005/95,475/96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Veterinaria y Zootecnia</text:p>
          </table:table-cell>
          <table:table-cell office:value-type="string" calcext:value-type="string">
            <text:p>226/20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233/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+[institutions.A$18]" office:value-type="float" office:value="17" calcext:value-type="float">
            <text:p>17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dministracion de Empresas</text:p>
          </table:table-cell>
          <table:table-cell office:value-type="string" calcext:value-type="string">
            <text:p>226/20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+[institutions.A$19]" office:value-type="float" office:value="18" calcext:value-type="float">
            <text:p>1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340/20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+[institutions.A$19]" office:value-type="float" office:value="18" calcext:value-type="float">
            <text:p>1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340/201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+[institutions.A$19]" office:value-type="float" office:value="18" calcext:value-type="float">
            <text:p>1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Industria de la Madera</text:p>
          </table:table-cell>
          <table:table-cell office:value-type="string" calcext:value-type="string">
            <text:p>340/201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+[institutions.A$19]" office:value-type="float" office:value="18" calcext:value-type="float">
            <text:p>18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Industria Textil y Confeccion</text:p>
          </table:table-cell>
          <table:table-cell office:value-type="string" calcext:value-type="string">
            <text:p>340/201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Quimica Industrial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084/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+[institutions.A$20]" office:value-type="float" office:value="19" calcext:value-type="float">
            <text:p>19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antenimiento Industrial</text:p>
          </table:table-cell>
          <table:table-cell office:value-type="string" calcext:value-type="string">
            <text:p>333/20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+[institutions.A$21]" office:value-type="float" office:value="20" calcext:value-type="float">
            <text:p>2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005/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+[institutions.A$21]" office:value-type="float" office:value="20" calcext:value-type="float">
            <text:p>2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1527/98 – 087/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+[institutions.A$21]" office:value-type="float" office:value="20" calcext:value-type="float">
            <text:p>20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Veterinaria y Zootecnia</text:p>
          </table:table-cell>
          <table:table-cell office:value-type="string" calcext:value-type="string">
            <text:p>056/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+[institutions.A$22]" office:value-type="float" office:value="21" calcext:value-type="float">
            <text:p>2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d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Enfermeria</text:p>
          </table:table-cell>
          <table:table-cell office:value-type="string" calcext:value-type="string">
            <text:p>493/08-1044/20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+[institutions.A$22]" office:value-type="float" office:value="21" calcext:value-type="float">
            <text:p>2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493/08-1044/20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+[institutions.A$22]" office:value-type="float" office:value="21" calcext:value-type="float">
            <text:p>2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493/08-1044/20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+[institutions.A$22]" office:value-type="float" office:value="21" calcext:value-type="float">
            <text:p>21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ecologia</text:p>
          </table:table-cell>
          <table:table-cell office:value-type="string" calcext:value-type="string">
            <text:p>314/20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+[institutions.A$23]" office:value-type="float" office:value="22" calcext:value-type="float">
            <text:p>2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Veterinaria y Zootecnia</text:p>
          </table:table-cell>
          <table:table-cell office:value-type="string" calcext:value-type="string">
            <text:p>271/20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+[institutions.A$23]" office:value-type="float" office:value="22" calcext:value-type="float">
            <text:p>2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Industria de Alimentos</text:p>
          </table:table-cell>
          <table:table-cell office:value-type="string" calcext:value-type="string">
            <text:p>271/20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+[institutions.A$23]" office:value-type="float" office:value="22" calcext:value-type="float">
            <text:p>2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Construccion Civil</text:p>
          </table:table-cell>
          <table:table-cell office:value-type="string" calcext:value-type="string">
            <text:p>271/20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+[institutions.A$23]" office:value-type="float" office:value="22" calcext:value-type="float">
            <text:p>22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gropecuaria</text:p>
          </table:table-cell>
          <table:table-cell office:value-type="string" calcext:value-type="string">
            <text:p>271/20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+[institutions.A$24]" office:value-type="float" office:value="23" calcext:value-type="float">
            <text:p>2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091/20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+[institutions.A$24]" office:value-type="float" office:value="23" calcext:value-type="float">
            <text:p>2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091/20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+[institutions.A$24]" office:value-type="float" office:value="23" calcext:value-type="float">
            <text:p>2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lectronica</text:p>
          </table:table-cell>
          <table:table-cell office:value-type="string" calcext:value-type="string">
            <text:p>091/20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+[institutions.A$24]" office:value-type="float" office:value="23" calcext:value-type="float">
            <text:p>23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Automotriz</text:p>
          </table:table-cell>
          <table:table-cell office:value-type="string" calcext:value-type="string">
            <text:p>091/201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+[institutions.A$25]" office:value-type="float" office:value="24" calcext:value-type="float">
            <text:p>2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Administracion de Empresas</text:p>
          </table:table-cell>
          <table:table-cell office:value-type="string" calcext:value-type="string">
            <text:p>801/201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+[institutions.A$25]" office:value-type="float" office:value="24" calcext:value-type="float">
            <text:p>2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Electricidad Industrial</text:p>
          </table:table-cell>
          <table:table-cell office:value-type="string" calcext:value-type="string">
            <text:p>501/201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+[institutions.A$25]" office:value-type="float" office:value="24" calcext:value-type="float">
            <text:p>24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Mecanica Industrial</text:p>
          </table:table-cell>
          <table:table-cell office:value-type="string" calcext:value-type="string">
            <text:p>801/201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+[institutions.A$26]" office:value-type="float" office:value="25" calcext:value-type="float">
            <text:p>2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619/19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+[institutions.A$26]" office:value-type="float" office:value="25" calcext:value-type="float">
            <text:p>2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619/19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+[institutions.A$26]" office:value-type="float" office:value="25" calcext:value-type="float">
            <text:p>2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urismo</text:p>
          </table:table-cell>
          <table:table-cell office:value-type="string" calcext:value-type="string">
            <text:p>097/0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+[institutions.A$26]" office:value-type="float" office:value="25" calcext:value-type="float">
            <text:p>25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Gastronomia</text:p>
          </table:table-cell>
          <table:table-cell office:value-type="string" calcext:value-type="string">
            <text:p>048/201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+[institutions.A$27]" office:value-type="float" office:value="26" calcext:value-type="float">
            <text:p>2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Contaduria General</text:p>
          </table:table-cell>
          <table:table-cell office:value-type="string" calcext:value-type="string">
            <text:p>[619/1954,1055/1964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+[institutions.A$27]" office:value-type="float" office:value="26" calcext:value-type="float">
            <text:p>2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ecretariado Ejecutivo</text:p>
          </table:table-cell>
          <table:table-cell office:value-type="string" calcext:value-type="string">
            <text:p>[619/1954,1055/1964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+[institutions.A$27]" office:value-type="float" office:value="26" calcext:value-type="float">
            <text:p>2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Mercadotecnia</text:p>
          </table:table-cell>
          <table:table-cell office:value-type="string" calcext:value-type="string">
            <text:p>1260/199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+[institutions.A$27]" office:value-type="float" office:value="26" calcext:value-type="float">
            <text:p>26</text:p>
          </table:table-cell>
          <table:table-cell/>
          <table:table-cell office:value-type="string" calcext:value-type="string">
            <text:p>pres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yearly</text:p>
          </table:table-cell>
          <table:table-cell office:value-type="string" calcext:value-type="string">
            <text:p>Sistemas Informaticos</text:p>
          </table:table-cell>
          <table:table-cell office:value-type="string" calcext:value-type="string">
            <text:p>100/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114071" calcext:value-type="float">
            <text:p>114071</text:p>
          </table:table-cell>
          <table:table-cell office:value-type="string" calcext:value-type="string">
            <text:p>pres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Didactica Matemat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99501" calcext:value-type="float">
            <text:p>3995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Biologi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760101" calcext:value-type="float">
            <text:p>760101</text:p>
          </table:table-cell>
          <table:table-cell office:value-type="string" calcext:value-type="string">
            <text:p>pres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Didactica De La Fis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59201" calcext:value-type="float">
            <text:p>3592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Fis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650001" calcext:value-type="float">
            <text:p>6500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. Electromecan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20902" calcext:value-type="float">
            <text:p>320902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Civil (NUEVO)</text:p>
          </table:table-cell>
          <table:table-cell office:value-type="string" calcext:value-type="string">
            <text:p>Version 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09701" calcext:value-type="float">
            <text:p>40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De Alimento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19701" calcext:value-type="float">
            <text:p>41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De Sistema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11702" calcext:value-type="float">
            <text:p>411702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De Sistema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299701" calcext:value-type="float">
            <text:p>29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Electr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29701" calcext:value-type="float">
            <text:p>42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Electron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09801" calcext:value-type="float">
            <text:p>3098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Industrial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134111" calcext:value-type="float">
            <text:p>13411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Informat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439801" calcext:value-type="float">
            <text:p>4398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Matemat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19801" calcext:value-type="float">
            <text:p>3198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Mecan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39701" calcext:value-type="float">
            <text:p>33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Quim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49701" calcext:value-type="float">
            <text:p>34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Matematica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+[institutions.A$46]" office:value-type="float" office:value="45" calcext:value-type="float">
            <text:p>45</text:p>
          </table:table-cell>
          <table:table-cell office:value-type="float" office:value="389701" calcext:value-type="float">
            <text:p>38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Quimic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03020" calcext:value-type="float">
            <text:p>103020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En Ing. Agr Trop Man R. Ren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9701" calcext:value-type="float">
            <text:p>1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En Ingenieria Agricol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649701" calcext:value-type="float">
            <text:p>6497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En Ingenieria Fitotecnist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30602" calcext:value-type="float">
            <text:p>730602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En Ingenieria Forestal(Nue)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70201" calcext:value-type="float">
            <text:p>7702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. Ingeniero Agronomo Zootecnist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17071" calcext:value-type="float">
            <text:p>11707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. Agroindustrial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18801" calcext:value-type="float">
            <text:p>7188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Licenciatura En Ingenieria Agronomic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28091" calcext:value-type="float">
            <text:p>12809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Prg Desc. De Lic. En Ing. Del Medio Amb.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02040" calcext:value-type="float">
            <text:p>102040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Programa Complementacion Ing. Foresta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30001" calcext:value-type="float">
            <text:p>730001</text:p>
          </table:table-cell>
          <table:table-cell office:value-type="string" calcext:value-type="string">
            <text:p>pres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Programa Lic. En Ingenieria Forestal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810301" calcext:value-type="float">
            <text:p>810301</text:p>
          </table:table-cell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Programa Tecnico Superior Agroindustrial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709701" calcext:value-type="float">
            <text:p>709701</text:p>
          </table:table-cell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ec. Superior En Mecanizacion Agricola</text:p>
          </table:table-cell>
          <table:table-cell office:value-type="string" calcext:value-type="string">
            <text:p>Carrera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135121" calcext:value-type="float">
            <text:p>135121</text:p>
          </table:table-cell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ec. Univ. Sup. Ges. Terr. Des. End. Sus</text:p>
          </table:table-cell>
          <table:table-cell office:value-type="string" calcext:value-type="string">
            <text:p>Programa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+[institutions.A$38]" office:value-type="float" office:value="37" calcext:value-type="float">
            <text:p>37</text:p>
          </table:table-cell>
          <table:table-cell office:value-type="float" office:value="28001" calcext:value-type="float">
            <text:p>28001</text:p>
          </table:table-cell>
          <table:table-cell office:value-type="string" calcext:value-type="string">
            <text:p>pres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pper-tech</text:p>
          </table:table-cell>
          <table:table-cell office:value-type="string" calcext:value-type="string">
            <text:p>semiyearly</text:p>
          </table:table-cell>
          <table:table-cell office:value-type="string" calcext:value-type="string">
            <text:p>Tecnico Superior Forestal</text:p>
          </table:table-cell>
          <table:table-cell office:value-type="string" calcext:value-type="string">
            <text:p>Carrera</text:p>
          </table:table-cell>
        </table:table-row>
      </table:table>
      <table:table table:name="courses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prerequisi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1803013" calcext:value-type="float">
            <text:p>1803013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2002004" calcext:value-type="float">
            <text:p>2002004</text:p>
          </table:table-cell>
          <table:table-cell office:value-type="string" calcext:value-type="string">
            <text:p>Biologia Gener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2004163" calcext:value-type="float">
            <text:p>2004163</text:p>
          </table:table-cell>
          <table:table-cell office:value-type="string" calcext:value-type="string">
            <text:p>Quimica Gener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2006063" calcext:value-type="float">
            <text:p>2006063</text:p>
          </table:table-cell>
          <table:table-cell office:value-type="string" calcext:value-type="string">
            <text:p>Fisica Gener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A</text:p>
          </table:table-cell>
          <table:table-cell office:value-type="float" office:value="2008159" calcext:value-type="float">
            <text:p>2008159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2002005" calcext:value-type="float">
            <text:p>2002005</text:p>
          </table:table-cell>
          <table:table-cell office:value-type="string" calcext:value-type="string">
            <text:p>Biologia Celular Y Molecula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2002006" calcext:value-type="float">
            <text:p>2002006</text:p>
          </table:table-cell>
          <table:table-cell office:value-type="string" calcext:value-type="string">
            <text:p>Biofis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2004091" calcext:value-type="float">
            <text:p>2004091</text:p>
          </table:table-cell>
          <table:table-cell office:value-type="string" calcext:value-type="string">
            <text:p>Fisicoquim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4,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2008160" calcext:value-type="float">
            <text:p>2008160</text:p>
          </table:table-cell>
          <table:table-cell office:value-type="string" calcext:value-type="string">
            <text:p>Calcul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2007" calcext:value-type="float">
            <text:p>2002007</text:p>
          </table:table-cell>
          <table:table-cell office:value-type="string" calcext:value-type="string">
            <text:p>Histologia Animal Comparad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2008" calcext:value-type="float">
            <text:p>2002008</text:p>
          </table:table-cell>
          <table:table-cell office:value-type="string" calcext:value-type="string">
            <text:p>Morfologia Y Anatomia Veget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2009" calcext:value-type="float">
            <text:p>2002009</text:p>
          </table:table-cell>
          <table:table-cell office:value-type="string" calcext:value-type="string">
            <text:p>Zoologia De Invertebrad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4092" calcext:value-type="float">
            <text:p>2004092</text:p>
          </table:table-cell>
          <table:table-cell office:value-type="string" calcext:value-type="string">
            <text:p>Quimica Organ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C</text:p>
          </table:table-cell>
          <table:table-cell office:value-type="float" office:value="2008161" calcext:value-type="float">
            <text:p>2008161</text:p>
          </table:table-cell>
          <table:table-cell office:value-type="string" calcext:value-type="string">
            <text:p>Bioestadist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0" calcext:value-type="float">
            <text:p>2002010</text:p>
          </table:table-cell>
          <table:table-cell office:value-type="string" calcext:value-type="string">
            <text:p>Embriologia Comparad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1" calcext:value-type="float">
            <text:p>2002011</text:p>
          </table:table-cell>
          <table:table-cell office:value-type="string" calcext:value-type="string">
            <text:p>Sistematica De Criptogama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2" calcext:value-type="float">
            <text:p>2002012</text:p>
          </table:table-cell>
          <table:table-cell office:value-type="string" calcext:value-type="string">
            <text:p>Artropod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3" calcext:value-type="float">
            <text:p>2002013</text:p>
          </table:table-cell>
          <table:table-cell office:value-type="string" calcext:value-type="string">
            <text:p>Geologia-Edaf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D</text:p>
          </table:table-cell>
          <table:table-cell office:value-type="float" office:value="2002014" calcext:value-type="float">
            <text:p>2002014</text:p>
          </table:table-cell>
          <table:table-cell office:value-type="string" calcext:value-type="string">
            <text:p>Bioquimic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5" calcext:value-type="float">
            <text:p>2002015</text:p>
          </table:table-cell>
          <table:table-cell office:value-type="string" calcext:value-type="string">
            <text:p>Anatomia Comparad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6" calcext:value-type="float">
            <text:p>2002016</text:p>
          </table:table-cell>
          <table:table-cell office:value-type="string" calcext:value-type="string">
            <text:p>Sistematica De Fanerogama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7" calcext:value-type="float">
            <text:p>2002017</text:p>
          </table:table-cell>
          <table:table-cell office:value-type="string" calcext:value-type="string">
            <text:p>Fisiologia De Invertebrad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7,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8" calcext:value-type="float">
            <text:p>2002018</text:p>
          </table:table-cell>
          <table:table-cell office:value-type="string" calcext:value-type="string">
            <text:p>Bioclimatologia-Hidr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6,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E</text:p>
          </table:table-cell>
          <table:table-cell office:value-type="float" office:value="2002019" calcext:value-type="float">
            <text:p>2002019</text:p>
          </table:table-cell>
          <table:table-cell office:value-type="string" calcext:value-type="string">
            <text:p>Genetica 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9,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0" calcext:value-type="float">
            <text:p>2002020</text:p>
          </table:table-cell>
          <table:table-cell office:value-type="string" calcext:value-type="string">
            <text:p>Fisiologia Veget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1" calcext:value-type="float">
            <text:p>2002021</text:p>
          </table:table-cell>
          <table:table-cell office:value-type="string" calcext:value-type="string">
            <text:p>Zoologia De Vertebrad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2" calcext:value-type="float">
            <text:p>2002022</text:p>
          </table:table-cell>
          <table:table-cell office:value-type="string" calcext:value-type="string">
            <text:p>Ecologia 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3" calcext:value-type="float">
            <text:p>2002023</text:p>
          </table:table-cell>
          <table:table-cell office:value-type="string" calcext:value-type="string">
            <text:p>Genetica I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F</text:p>
          </table:table-cell>
          <table:table-cell office:value-type="float" office:value="2002024" calcext:value-type="float">
            <text:p>2002024</text:p>
          </table:table-cell>
          <table:table-cell office:value-type="string" calcext:value-type="string">
            <text:p>Bacteri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25" calcext:value-type="float">
            <text:p>2002025</text:p>
          </table:table-cell>
          <table:table-cell office:value-type="string" calcext:value-type="string">
            <text:p>Virolog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26" calcext:value-type="float">
            <text:p>2002026</text:p>
          </table:table-cell>
          <table:table-cell office:value-type="string" calcext:value-type="string">
            <text:p>Fisiologia De Vertebrad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27" calcext:value-type="float">
            <text:p>2002027</text:p>
          </table:table-cell>
          <table:table-cell office:value-type="string" calcext:value-type="string">
            <text:p>Ecologia I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28" calcext:value-type="float">
            <text:p>2002028</text:p>
          </table:table-cell>
          <table:table-cell office:value-type="string" calcext:value-type="string">
            <text:p>Diseños Experimentale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37" calcext:value-type="float">
            <text:p>2002037</text:p>
          </table:table-cell>
          <table:table-cell office:value-type="string" calcext:value-type="string">
            <text:p>Etnobotanica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50" calcext:value-type="float">
            <text:p>2002050</text:p>
          </table:table-cell>
          <table:table-cell office:value-type="string" calcext:value-type="string">
            <text:p>Taxonomia Especial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053" calcext:value-type="float">
            <text:p>2002053</text:p>
          </table:table-cell>
          <table:table-cell office:value-type="string" calcext:value-type="string">
            <text:p>Sistematica De Reptiles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G</text:p>
          </table:table-cell>
          <table:table-cell office:value-type="float" office:value="2002115" calcext:value-type="float">
            <text:p>2002115</text:p>
          </table:table-cell>
          <table:table-cell office:value-type="string" calcext:value-type="string">
            <text:p>Gestion Ambiental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29" calcext:value-type="float">
            <text:p>2002029</text:p>
          </table:table-cell>
          <table:table-cell office:value-type="string" calcext:value-type="string">
            <text:p>Limnologia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0" calcext:value-type="float">
            <text:p>2002030</text:p>
          </table:table-cell>
          <table:table-cell office:value-type="string" calcext:value-type="string">
            <text:p>Micologia I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1" calcext:value-type="float">
            <text:p>2002031</text:p>
          </table:table-cell>
          <table:table-cell office:value-type="string" calcext:value-type="string">
            <text:p>Metodologia De La Investigacion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2" calcext:value-type="float">
            <text:p>2002032</text:p>
          </table:table-cell>
          <table:table-cell office:value-type="string" calcext:value-type="string">
            <text:p>Evolucion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3" calcext:value-type="float">
            <text:p>2002033</text:p>
          </table:table-cell>
          <table:table-cell office:value-type="string" calcext:value-type="string">
            <text:p>Ecologia De Comunidades Vegetales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39" calcext:value-type="float">
            <text:p>2002039</text:p>
          </table:table-cell>
          <table:table-cell office:value-type="string" calcext:value-type="string">
            <text:p>Microbiologia De Aire Y Suelo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43" calcext:value-type="float">
            <text:p>2002043</text:p>
          </table:table-cell>
          <table:table-cell office:value-type="string" calcext:value-type="string">
            <text:p>Conservacion De La Fauna Silvestre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59" calcext:value-type="float">
            <text:p>2002059</text:p>
          </table:table-cell>
          <table:table-cell office:value-type="string" calcext:value-type="string">
            <text:p>Genetica De Poblaciones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H</text:p>
          </table:table-cell>
          <table:table-cell office:value-type="float" office:value="2002066" calcext:value-type="float">
            <text:p>2002066</text:p>
          </table:table-cell>
          <table:table-cell office:value-type="string" calcext:value-type="string">
            <text:p>Inmunoparasitologia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I</text:p>
          </table:table-cell>
          <table:table-cell office:value-type="float" office:value="2002035" calcext:value-type="float">
            <text:p>2002035</text:p>
          </table:table-cell>
          <table:table-cell office:value-type="string" calcext:value-type="string">
            <text:p>Biogeografia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I</text:p>
          </table:table-cell>
          <table:table-cell office:value-type="float" office:value="2002060" calcext:value-type="float">
            <text:p>2002060</text:p>
          </table:table-cell>
          <table:table-cell office:value-type="string" calcext:value-type="string">
            <text:p>Manejo Y Conserv. De Recurs. Geneticos (ELECT</text:p>
          </table:table-cell>
          <table:table-cell office:value-type="string" calcext:value-type="string">
            <text:p>regul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I</text:p>
          </table:table-cell>
          <table:table-cell office:value-type="float" office:value="2016092" calcext:value-type="float">
            <text:p>2016092</text:p>
          </table:table-cell>
          <table:table-cell office:value-type="string" calcext:value-type="string">
            <text:p>Planificacion Y Evaluacion De Proyecto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 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opportunities.A$120]" office:value-type="float" office:value="119" calcext:value-type="float">
            <text:p>119</text:p>
          </table:table-cell>
          <table:table-cell office:value-type="string" calcext:value-type="string">
            <text:p>J</text:p>
          </table:table-cell>
          <table:table-cell office:value-type="float" office:value="2002034" calcext:value-type="float">
            <text:p>2002034</text:p>
          </table:table-cell>
          <table:table-cell office:value-type="string" calcext:value-type="string">
            <text:p>Tesis</text:p>
          </table:table-cell>
          <table:table-cell office:value-type="string" calcext:value-type="string">
            <text:p>titling</text:p>
          </table:table-cell>
          <table:table-cell office:value-type="string" calcext:value-type="string">
            <text:p> </text:p>
          </table:table-cell>
          <table:table-cell/>
        </table:table-row>
      </table:table>
      <table:table table:name="categories" table:style-name="ta1">
        <table:table-column table:style-name="co16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umanities and art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+[.A2]" office:value-type="float" office:value="1" calcext:value-type="float">
            <text:p>1</text:p>
          </table:table-cell>
          <table:table-cell office:value-type="string" calcext:value-type="string">
            <text:p>Ar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+[.A3]" office:value-type="float" office:value="2" calcext:value-type="float">
            <text:p>2</text:p>
          </table:table-cell>
          <table:table-cell office:value-type="string" calcext:value-type="string">
            <text:p>Fine art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+[.A$4]" office:value-type="float" office:value="3" calcext:value-type="float">
            <text:p>3</text:p>
          </table:table-cell>
          <table:table-cell office:value-type="string" calcext:value-type="string">
            <text:p>draw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+[.A$4]" office:value-type="float" office:value="3" calcext:value-type="float">
            <text:p>3</text:p>
          </table:table-cell>
          <table:table-cell office:value-type="string" calcext:value-type="string">
            <text:p>painti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+[.A$4]" office:value-type="float" office:value="3" calcext:value-type="float">
            <text:p>3</text:p>
          </table:table-cell>
          <table:table-cell office:value-type="string" calcext:value-type="string">
            <text:p>sculptur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+[.A3]" office:value-type="float" office:value="2" calcext:value-type="float">
            <text:p>2</text:p>
          </table:table-cell>
          <table:table-cell office:value-type="string" calcext:value-type="string">
            <text:p>Performing art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+[.A$8]" office:value-type="float" office:value="7" calcext:value-type="float">
            <text:p>7</text:p>
          </table:table-cell>
          <table:table-cell office:value-type="string" calcext:value-type="string">
            <text:p>music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+[.A$8]" office:value-type="float" office:value="7" calcext:value-type="float">
            <text:p>7</text:p>
          </table:table-cell>
          <table:table-cell office:value-type="string" calcext:value-type="string">
            <text:p>dram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+[.A$8]" office:value-type="float" office:value="7" calcext:value-type="float">
            <text:p>7</text:p>
          </table:table-cell>
          <table:table-cell office:value-type="string" calcext:value-type="string">
            <text:p>danc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+[.A$8]" office:value-type="float" office:value="7" calcext:value-type="float">
            <text:p>7</text:p>
          </table:table-cell>
          <table:table-cell office:value-type="string" calcext:value-type="string">
            <text:p>circu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+[.A3]" office:value-type="float" office:value="2" calcext:value-type="float">
            <text:p>2</text:p>
          </table:table-cell>
          <table:table-cell office:value-type="string" calcext:value-type="string">
            <text:p>Graphic and audio-visual art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+[.A$13]" office:value-type="float" office:value="12" calcext:value-type="float">
            <text:p>12</text:p>
          </table:table-cell>
          <table:table-cell office:value-type="string" calcext:value-type="string">
            <text:p>photograph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+[.A$13]" office:value-type="float" office:value="12" calcext:value-type="float">
            <text:p>12</text:p>
          </table:table-cell>
          <table:table-cell office:value-type="string" calcext:value-type="string">
            <text:p>cinematograph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+[.A$13]" office:value-type="float" office:value="12" calcext:value-type="float">
            <text:p>12</text:p>
          </table:table-cell>
          <table:table-cell office:value-type="string" calcext:value-type="string">
            <text:p>television productio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+[.A$13]" office:value-type="float" office:value="12" calcext:value-type="float">
            <text:p>12</text:p>
          </table:table-cell>
          <table:table-cell office:value-type="string" calcext:value-type="string">
            <text:p>music productio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+[.A$13]" office:value-type="float" office:value="12" calcext:value-type="float">
            <text:p>12</text:p>
          </table:table-cell>
          <table:table-cell office:value-type="string" calcext:value-type="string">
            <text:p>printing and publishing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+[.A$13]" office:value-type="float" office:value="12" calcext:value-type="float">
            <text:p>12</text:p>
          </table:table-cell>
          <table:table-cell office:value-type="string" calcext:value-type="string">
            <text:p>radio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+[.A3]"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+[.A20]" office:value-type="float" office:value="19" calcext:value-type="float">
            <text:p>19</text:p>
          </table:table-cell>
          <table:table-cell office:value-type="string" calcext:value-type="string">
            <text:p>craft skill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+[.A2]" office:value-type="float" office:value="1" calcext:value-type="float">
            <text:p>1</text:p>
          </table:table-cell>
          <table:table-cell office:value-type="string" calcext:value-type="string">
            <text:p>Humanitie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+[.A22]" office:value-type="float" office:value="21" calcext:value-type="float">
            <text:p>21</text:p>
          </table:table-cell>
          <table:table-cell office:value-type="string" calcext:value-type="string">
            <text:p>Religion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+[.A22]" office:value-type="float" office:value="21" calcext:value-type="float">
            <text:p>21</text:p>
          </table:table-cell>
          <table:table-cell office:value-type="string" calcext:value-type="string">
            <text:p>Theology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+[.A22]" office:value-type="float" office:value="21" calcext:value-type="float">
            <text:p>21</text:p>
          </table:table-cell>
          <table:table-cell office:value-type="string" calcext:value-type="string">
            <text:p>Foreign languages and culture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Native language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Interpretation and translation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Linguistic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Comparative Literature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History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Archeaolog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Philosophy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+[.A$22]" office:value-type="float" office:value="21" calcext:value-type="float">
            <text:p>21</text:p>
          </table:table-cell>
          <table:table-cell office:value-type="string" calcext:value-type="string">
            <text:p>Ethic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ocial sciences, business and law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+[.A34]" office:value-type="float" office:value="33" calcext:value-type="float">
            <text:p>33</text:p>
          </table:table-cell>
          <table:table-cell office:value-type="string" calcext:value-type="string">
            <text:p>Social and behavioural scienc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Economics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Economic history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Political science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Sociology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Demography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Anthropology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Ethnolog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Futurolog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Psycholog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Peace and Conflict Studies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.A$35]" office:value-type="float" office:value="34" calcext:value-type="float">
            <text:p>34</text:p>
          </table:table-cell>
          <table:table-cell office:value-type="string" calcext:value-type="string">
            <text:p>Human Right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+[.A34]" office:value-type="float" office:value="33" calcext:value-type="float">
            <text:p>33</text:p>
          </table:table-cell>
          <table:table-cell office:value-type="string" calcext:value-type="string">
            <text:p>Journalism and information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+[.A$47]" office:value-type="float" office:value="46" calcext:value-type="float">
            <text:p>46</text:p>
          </table:table-cell>
          <table:table-cell office:value-type="string" calcext:value-type="string">
            <text:p>Journalism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+[.A$47]" office:value-type="float" office:value="46" calcext:value-type="float">
            <text:p>46</text:p>
          </table:table-cell>
          <table:table-cell office:value-type="string" calcext:value-type="string">
            <text:p>Library Technician and Science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+[.A$47]" office:value-type="float" office:value="46" calcext:value-type="float">
            <text:p>46</text:p>
          </table:table-cell>
          <table:table-cell office:value-type="string" calcext:value-type="string">
            <text:p>Museum Technician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.A$47]" office:value-type="float" office:value="46" calcext:value-type="float">
            <text:p>46</text:p>
          </table:table-cell>
          <table:table-cell office:value-type="string" calcext:value-type="string">
            <text:p>Repositori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.A$47]" office:value-type="float" office:value="46" calcext:value-type="float">
            <text:p>46</text:p>
          </table:table-cell>
          <table:table-cell office:value-type="string" calcext:value-type="string">
            <text:p>Documentation Techniques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.A$47]" office:value-type="float" office:value="46" calcext:value-type="float">
            <text:p>46</text:p>
          </table:table-cell>
          <table:table-cell office:value-type="string" calcext:value-type="string">
            <text:p>Archival Scienc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.A34]" office:value-type="float" office:value="33" calcext:value-type="float">
            <text:p>33</text:p>
          </table:table-cell>
          <table:table-cell office:value-type="string" calcext:value-type="string">
            <text:p>Business and administration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Retailing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Marketing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Sale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Public relation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Real estate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Banking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Insurance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Investment Analysis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Accounting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Auditing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Bookkeeping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Management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Public Administration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Institutional Administration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Personnel Administration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.A$54]" office:value-type="float" office:value="53" calcext:value-type="float">
            <text:p>53</text:p>
          </table:table-cell>
          <table:table-cell office:value-type="string" calcext:value-type="string">
            <text:p>Secretarial and Office Work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+[.A34]" office:value-type="float" office:value="33" calcext:value-type="float">
            <text:p>33</text:p>
          </table:table-cell>
          <table:table-cell office:value-type="string" calcext:value-type="string">
            <text:p>Law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+[.A$72]" office:value-type="float" office:value="71" calcext:value-type="float">
            <text:p>71</text:p>
          </table:table-cell>
          <table:table-cell office:value-type="string" calcext:value-type="string">
            <text:p>General Law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+[.A$72]" office:value-type="float" office:value="71" calcext:value-type="float">
            <text:p>71</text:p>
          </table:table-cell>
          <table:table-cell office:value-type="string" calcext:value-type="string">
            <text:p>International Law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+[.A$72]" office:value-type="float" office:value="71" calcext:value-type="float">
            <text:p>71</text:p>
          </table:table-cell>
          <table:table-cell office:value-type="string" calcext:value-type="string">
            <text:p>Labour Law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.A$72]" office:value-type="float" office:value="71" calcext:value-type="float">
            <text:p>71</text:p>
          </table:table-cell>
          <table:table-cell office:value-type="string" calcext:value-type="string">
            <text:p>Maritime Law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+[.A$72]" office:value-type="float" office:value="71" calcext:value-type="float">
            <text:p>71</text:p>
          </table:table-cell>
          <table:table-cell office:value-type="string" calcext:value-type="string">
            <text:p>Notair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 style:data-style-name="N2" text:time-value="02:17:20.263338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02:38:43.044790911</dc:date>
    <meta:editing-duration>PT54M33S</meta:editing-duration>
    <meta:editing-cycles>11</meta:editing-cycles>
    <meta:generator>LibreOffice/5.2.7.2$Linux_X86_64 LibreOffice_project/20m0$Build-2</meta:generator>
    <meta:document-statistic meta:table-count="4" meta:cell-count="2399" meta:object-count="0"/>
  </office:meta>
</office:document-meta>
</file>